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6C800001CBC57F1EC5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language="zxx" fo:country="none" style:language-asian="zxx" style:country-asian="none" style:font-name-complex="Arial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 style:master-page-name="Standard">
      <style:paragraph-properties style:page-number="auto"/>
      <style:text-properties style:font-name="Arial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 style:list-style-name="WW8Num12">
      <style:text-properties style:font-name="Arial" style:font-name-complex="Arial"/>
    </style:style>
    <style:style style:name="P6" style:family="paragraph" style:parent-style-name="Standard" style:list-style-name="WW8Num7">
      <style:text-properties style:font-name="Arial" style:font-name-complex="Arial"/>
    </style:style>
    <style:style style:name="P7" style:family="paragraph" style:parent-style-name="Standard" style:list-style-name="WW8Num5">
      <style:text-properties style:font-name="Arial" style:font-name-complex="Arial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/>
    </style:style>
    <style:style style:name="P9" style:family="paragraph" style:parent-style-name="Standard">
      <style:text-properties fo:color="#ff0000" fo:font-weight="bold" style:font-weight-asian="bold" style:font-weight-complex="bold"/>
    </style:style>
    <style:style style:name="P10" style:family="paragraph" style:parent-style-name="Standard" style:list-style-name="L1">
      <style:paragraph-properties fo:margin-left="2.498cm" fo:margin-right="0cm" fo:text-indent="-0.635cm" style:auto-text-indent="false"/>
    </style:style>
    <style:style style:name="P11" style:family="paragraph" style:parent-style-name="Standard" style:list-style-name="L1">
      <style:paragraph-properties fo:margin-left="2.498cm" fo:margin-right="0cm" fo:text-indent="-0.635cm" style:auto-text-indent="false"/>
      <style:text-properties style:font-name="Arial" style:font-name-complex="Arial"/>
    </style:style>
    <style:style style:name="P12" style:family="paragraph" style:parent-style-name="Standard">
      <style:paragraph-properties fo:margin-left="1.249cm" fo:margin-right="0cm" fo:text-indent="-0.635cm" style:auto-text-indent="false"/>
    </style:style>
    <style:style style:name="P13" style:family="paragraph" style:parent-style-name="Standard">
      <style:paragraph-properties fo:margin-left="1.249cm" fo:margin-right="0cm" fo:text-indent="-0.635cm" style:auto-text-indent="false"/>
      <style:text-properties style:font-name="Arial" style:font-name-complex="Arial"/>
    </style:style>
    <style:style style:name="P14" style:family="paragraph" style:parent-style-name="Standard" style:list-style-name="WW8Num12">
      <style:paragraph-properties fo:break-before="page"/>
      <style:text-properties style:font-name="Arial" style:font-name-complex="Arial"/>
    </style:style>
    <style:style style:name="P15" style:family="paragraph" style:parent-style-name="Text_20_body" style:list-style-name="L3"/>
    <style:style style:name="P16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style:text-underline-style="solid" style:text-underline-width="auto" style:text-underline-color="font-color" style:font-name-complex="Arial"/>
    </style:style>
    <style:style style:name="T5" style:family="text">
      <style:text-properties style:font-name="Arial" fo:font-size="12pt" style:font-name-complex="Arial"/>
    </style:style>
    <style:style style:name="T6" style:family="text">
      <style:text-properties style:font-name="Arial1" fo:font-size="12pt"/>
    </style:style>
    <style:style style:name="T7" style:family="text">
      <style:text-properties style:font-name="Arial1" fo:font-size="12pt" style:font-name-complex="Arial"/>
    </style:style>
    <style:style style:name="T8" style:family="text">
      <style:text-properties fo:font-size="12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8">Gestión interna de recetas y costes de una pizzería</text:p>
      <text:p text:style-name="P2"/>
      <text:p text:style-name="P2">Queremos desarrollar una aplicación de documentación <text:s/>de recetas y cálculo de costes de las pizzas que elabora una pizzería.</text:p>
      <text:p text:style-name="P2"/>
      <text:p text:style-name="Standard"><text:span text:style-name="T2">Se adjunta el esquema de la base de datos a utilizar: </text:span><text:span text:style-name="T2"><draw:frame draw:style-name="fr1" draw:name="gráficos1" text:anchor-type="as-char" svg:width="15.057cm" svg:height="8.393cm" draw:z-index="0"><draw:image xlink:href="Pictures/20000007000036C800001CBC57F1EC50.svm" xlink:type="simple" xlink:show="embed" xlink:actuate="onLoad"/></draw:frame></text:span><text:span text:style-name="T2"> </text:span></text:p>
      <text:p text:style-name="P2"/>
      <text:p text:style-name="P2"/>
      <text:p text:style-name="P2">Una receta está compuesta por un conjunto de ingredientes que tienen un precio por kg determinado.</text:p>
      <text:p text:style-name="P2"/>
      <text:p text:style-name="P2">EJERCICIOS</text:p>
      <text:p text:style-name="P2"/>
      <text:list xml:id="list32389517" text:style-name="WW8Num12">
        <text:list-item>
          <text:p text:style-name="P5"><text:span text:style-name="T6">LISTA_RECETAS. Muestra la lista de recetas existentes <text:s/>en forma de tabla, con todos sus datos</text:span></text:p>
        </text:list-item>
        <text:list-item>
          <text:p text:style-name="P5"><text:span text:style-name="T6">DETALLE_RECETA. Desde el listado de recetas, pinchando en un enlace “Detalle” muestra los datos de la receta seleccionada y la lista de ingredientes de la forma siguiente:</text:span></text:p>
        </text:list-item>
      </text:list>
      <text:list xml:id="list32460358" text:style-name="L1">
        <text:list-item>
          <text:p text:style-name="P10"><text:span text:style-name="T5">Nombre de Ingrediente</text:span></text:p>
        </text:list-item>
        <text:list-item>
          <text:p text:style-name="P10"><text:span text:style-name="T5">Cantidad (Gramos)</text:span></text:p>
        </text:list-item>
        <text:list-item>
          <text:p text:style-name="P10"><text:span text:style-name="T5">precioKg</text:span></text:p>
        </text:list-item>
        <text:list-item>
          <text:p text:style-name="P11"><text:span text:style-name="T8">Coste de ese ingrediente</text:span></text:p>
        </text:list-item>
      </text:list>
      <text:p text:style-name="P13"><text:span text:style-name="T8"><text:s text:c="4"/>Al final se muestra el coste total calculado</text:span></text:p>
      <text:p text:style-name="P13"><text:span text:style-name="T8"/></text:p>
      <text:list xml:id="list29466927" text:continue-list="list32389517" text:style-name="WW8Num12">
        <text:list-item>
          <text:p text:style-name="P5"><text:span text:style-name="T6">CALCULAR_COSTE: Desde el listado de recetas, pinchando en un enlace “Recalcular”, calcula el coste de la receta seleccionada según sus ingredientes , lo almacena en el campo costecalculado de la misma y vuelve al listado de recetas.</text:span></text:p>
        </text:list-item>
        <text:list-item>
          <text:p text:style-name="P14"><text:span text:style-name="T6">AÑADIR_INGREDIENTE: Desde el detalle de una receta, pulsando un enlace “Añadir ingrediente”, muestra un formulario donde solicita una materia prima con un desplegable y la cantidad en gramos, lo añade a ingredientes y vuelve al detalle de la receta</text:span></text:p>
        </text:list-item>
      </text:list>
      <text:p text:style-name="Standard"><text:span text:style-name="T7"/></text:p>
      <text:p text:style-name="P9"><text:span text:style-name="T7">IMPORTANTE!! <text:s/>Estructura bien las acciones, separando el código de acceso a datos y recogida de parámetros de la visualización (vistas)</text:span></text:p>
      <text:p text:style-name="P2"/>
      <text:p text:style-name="P2"><text:span text:style-name="T2"/></text:p>
      <text:p text:style-name="P2"><text:span text:style-name="T2"/></text:p>
      <text:h text:style-name="Heading_20_2" text:outline-level="2"><text:span text:style-name="T2">AGENDA</text:span></text:h>
      <text:p text:style-name="Text_20_body"><text:span text:style-name="T2">Diseña una clase agenda que permita gestionar las citas DE UN MES en una consulta médica. De cada cita necesitamos almacenar el nombre del paciente, <text:s/>el día del mes y la hora de la cita</text:span></text:p>
      <text:p text:style-name="Text_20_body"><text:span text:style-name="T2"/></text:p>
      <text:p text:style-name="Text_20_body"><text:span text:style-name="T2">En el script index.php tienes un ejemplo de utilización de la misma, y en agenda.class.php están descritos los métodos que has de desarrollar para que todo funcione tal como aparece en los comentarios de index.php.</text:span></text:p>
      <text:list xml:id="list41335469" text:style-name="L3">
        <text:list-item>
          <text:p text:style-name="P15"><text:span text:style-name="T2">anadircita()</text:span></text:p>
        </text:list-item>
        <text:list-item>
          <text:p text:style-name="P15"><text:span text:style-name="T2">borrarcita()</text:span></text:p>
        </text:list-item>
        <text:list-item>
          <text:p text:style-name="P15"><text:span text:style-name="T2">getcitasdia()</text:span></text:p>
        </text:list-item>
        <text:list-item>
          <text:p text:style-name="P15"><text:span text:style-name="T2">getcitaspaciente()</text:span></text:p>
        </text:list-item>
      </text:list>
      <text:p text:style-name="Text_20_body"><text:span text:style-name="T2"/></text:p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MS Mincho" style:font-size-asian="12pt" style:language-asian="ja" style:country-asian="JP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Arial" style:font-name-asian="MS Mincho" style:font-name-complex="Aria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Arial" style:font-name-asian="MS Mincho" style:font-name-complex="Aria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fo:font-size="11pt" style:font-size-asian="11pt" style:font-size-complex="11pt"/>
    </style:style>
    <style:style style:name="WW8Num4z1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language="zxx" fo:country="none" style:language-asian="zxx" style:country-asian="none" style:font-name-complex="Arial"/>
    </style:style>
    <style:style style:name="MP2" style:family="paragraph">
      <style:paragraph-properties fo:text-align="center" style:writing-mode="lr-tb"/>
      <style:text-properties fo:font-size="24pt"/>
    </style:style>
    <style:style style:name="MT1" style:family="text">
      <style:text-properties style:font-name="Arial" fo:font-weight="bold" style:font-weight-asian="bold" style:font-name-complex="Arial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11pt" style:font-size-asian="11pt" style:font-name-complex="Arial" style:font-size-complex="11pt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49cm" fo:margin-bottom="2.499cm" fo:margin-left="2cm" fo:margin-right="1.74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cm" fo:margin-right="1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IES Fuente de San Luis</text:span><text:span text:style-name="MT2"><text:tab/><text:tab/><text:tab/><text:tab/><text:tab/><text:tab/>Curso 2014-2015</text:span></text:p>
        <text:p text:style-name="Standard"><text:span text:style-name="MT2"><text:line-break/></text:span><text:span text:style-name="MT3">DWES<text:tab/></text:span><text:span text:style-name="MT2"> <text:tab/><text:tab/>- <text:tab/>2º DAW<text:tab/> <text:s text:c="3"/>RECUPERACIÓN <text:s/>2ª EVALUACIÓN</text:span></text:p>
        <text:p text:style-name="MP1"><text:s/><draw:line text:anchor-type="char" draw:z-index="2" draw:style-name="Mgr1" draw:text-style-name="MP2" svg:x1="0cm" svg:y1="0.108cm" svg:x2="14.923cm" svg:y2="0.108cm"><text:p/></draw:lin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Para la resolución del exámen, crea una carpeta con tu nombre</dc:title>
    <meta:initial-creator>homec</meta:initial-creator>
    <meta:creation-date>2009-12-16T01:10:00</meta:creation-date>
    <dc:creator>cecilio albero</dc:creator>
    <dc:date>2015-02-06T09:29:25.48</dc:date>
    <meta:editing-cycles>23</meta:editing-cycles>
    <meta:editing-duration>PT34H42M40S</meta:editing-duration>
    <meta:generator>OpenOffice.org/3.1$Win32 OpenOffice.org_project/310m11$Build-9399</meta:generator>
    <meta:document-statistic meta:table-count="0" meta:image-count="1" meta:object-count="0" meta:page-count="2" meta:paragraph-count="25" meta:word-count="316" meta:character-count="1906"/>
  </office:meta>
</office:document-meta>
</file>